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3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lcome to the Art Exhibition Game!</text:h>
      <text:p text:style-name="Text_20_body"/>
      <text:h text:style-name="Heading_20_3" text:outline-level="3">Introduction</text:h>
      <text:p text:style-name="P1">You just became part of a community of 9 painters (including you). The goal of the community is to collectively decide which paintings can be exposed in <text:span text:style-name="Strong_20_Emphasis">3 (three)</text:span> artistic exhibitions (named A, B, and C). The three exhibitions have all the same value for the members of the community. </text:p>
      <text:p text:style-name="Text_20_body">Always keep in mind: In this game you will act both as an <text:span text:style-name="Emphasis">artist</text:span> and as an <text:span text:style-name="Emphasis">art critic</text:span>. </text:p>
      <text:h text:style-name="Heading_20_3" text:outline-level="3">The game</text:h>
      <text:p text:style-name="P1">The game is divided in rounds, and each round is divided in three steps: </text:p>
      <text:list xml:id="list893664877" text:style-name="L5">
        <text:list-item>
          <text:p text:style-name="P13"><text:span text:style-name="Strong_20_Emphasis">Step 1: </text:span>Each player creates 1 (one) painting, and chooses 1 (one) exhibition to which he / she submits the work of art. </text:p>
        </text:list-item>
        <text:list-item>
          <text:p text:style-name="P13"><text:span text:style-name="Strong_20_Emphasis">Step 2: </text:span>Each player reviews 3 (three) of the 8 (eight) paintings produced by the other artists. The review is done by assigning a rating on a scale from 0 (zero) to 10 (ten) to each painting. You cannot review your own painting. </text:p>
        </text:list-item>
        <text:list-item>
          <text:p text:style-name="P6"><text:span text:style-name="Strong_20_Emphasis">Step 3: </text:span>All the paintings that received an average review-score greater than 5 (five) are put on display in the exhibition to which they were submitted. </text:p>
        </text:list-item>
      </text:list>
      <text:h text:style-name="Heading_20_3" text:outline-level="3">Other rules</text:h>
      <text:list xml:id="list1013774047" text:style-name="L6">
        <text:list-item>
          <text:p text:style-name="P14">You have a limited amount of time to complete each step of the game. The time left will be displayed on the screen. </text:p>
        </text:list-item>
        <text:list-item>
          <text:p text:style-name="P14">At each new round, when creating a new painting, you will continue from your last submission. </text:p>
        </text:list-item>
        <text:list-item>
          <text:p text:style-name="P7">You are allowed to copy any painting from the past exhibitions and use it as a base for your next creation. </text:p>
        </text:list-item>
      </text:list>
      <text:h text:style-name="Heading_20_3" text:outline-level="3">Payment</text:h>
      <text:list xml:id="list339813174" text:style-name="L7">
        <text:list-item>
          <text:p text:style-name="P15">For participating in the game you will receive a fixed monetary compensation of <text:span text:style-name="Strong_20_Emphasis">20 CHF</text:span>, plus a variable amount based on your performance in the game. </text:p>
        </text:list-item>
        <text:list-item>
          <text:p text:style-name="P15">For each painting of yours that is displayed in one of the exhibitions you will be paid <text:span text:style-name="Strong_20_Emphasis">0.75 CHF</text:span>. </text:p>
        </text:list-item>
        <text:list-item>
          <text:p text:style-name="P15">For each painting of yours that is not put on display you will receive <text:span text:style-name="Strong_20_Emphasis">0 (zero) CHF</text:span>. </text:p>
        </text:list-item>
        <text:list-item>
          <text:p text:style-name="P8">In case of misconduct, cheating or disturbing behavior during the game, you will not be paid any money. </text:p>
        </text:list-item>
      </text:list>
      <text:h text:style-name="Heading_20_3" text:outline-level="3">Termination</text:h>
      <text:list xml:id="list2091844389" text:style-name="L8">
        <text:list-item>
          <text:p text:style-name="P9">The game will ends either after 3<text:span text:style-name="Strong_20_Emphasis">0 (thirty)</text:span> rounds, or after <text:span text:style-name="Strong_20_Emphasis">1 hour</text:span> of playing.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30T11:42:01</meta:creation-date>
    <dc:date>2012-08-30T11:44:42</dc:date>
    <meta:editing-duration>PT00H02M42S</meta:editing-duration>
    <meta:editing-cycles>2</meta:editing-cycles>
    <meta:generator>OpenOffice.org/3.1$Linux OpenOffice.org_project/310m19$Build-9420</meta:generator>
    <meta:print-date>2012-08-30T11:44:51</meta:print-date>
    <meta:document-statistic meta:table-count="0" meta:image-count="0" meta:object-count="0" meta:page-count="1" meta:paragraph-count="20" meta:word-count="354" meta:character-count="1877"/>
  </office:meta>
</office:document-meta>
</file>